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Arial" fo:font-size="18pt" fo:language="ca" fo:country="E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8pt" fo:language="ca" fo:country="E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fo:font-style="normal" style:text-underline-style="solid" style:text-underline-width="auto" style:text-underline-color="font-color" fo:font-weight="bold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50%"/>
      <style:text-properties fo:language="ca" fo:country="ES"/>
    </style:style>
    <style:style style:name="P16" style:family="paragraph" style:parent-style-name="Standard">
      <style:paragraph-properties fo:line-height="150%" fo:text-align="start" style:justify-single-word="false"/>
      <style:text-properties style:font-name="Courier New"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Astor Prieto Dehghan Pour (aprietde10)</text:p>
      <text:p text:style-name="P1">Programació II</text:p>
      <text:p text:style-name="P1">10 – 03 – 2014</text:p>
      <text:p text:style-name="P1">Lliurament 1, ReproductorUB1</text:p>
      <text:p text:style-name="P1"/>
      <text:p text:style-name="P1"/>
      <text:p text:style-name="P1"/>
      <text:p text:style-name="P2"><text:soft-page-break/>Index</text:p>
      <text:p text:style-name="P3"/>
      <text:p text:style-name="P7">· Introducció</text:p>
      <text:p text:style-name="P7"/>
      <text:p text:style-name="P7">· Anàlisi</text:p>
      <text:p text:style-name="P7"/>
      <text:p text:style-name="P7"><text:tab/>·<text:span text:style-name="T3"> Classes Implementades</text:span></text:p>
      <text:p text:style-name="P7"/>
      <text:p text:style-name="P7">· Desenvolupament</text:p>
      <text:p text:style-name="P7"/>
      <text:p text:style-name="P7"><text:span text:style-name="T3"><text:tab/></text:span>·<text:span text:style-name="T3"> Canvis entre A i B</text:span></text:p>
      <text:p text:style-name="P7"><text:span text:style-name="T3"/></text:p>
      <text:p text:style-name="P7"><text:span text:style-name="T3"><text:tab/></text:span>·<text:span text:style-name="T3"> Exemples A i B</text:span></text:p>
      <text:p text:style-name="P7"><text:span text:style-name="T3"/></text:p>
      <text:p text:style-name="P7"><text:span text:style-name="T3"><text:tab/></text:span>·<text:span text:style-name="T3"> Problemes i Proves</text:span></text:p>
      <text:p text:style-name="P7"><text:span text:style-name="T3"/></text:p>
      <text:p text:style-name="P7">· Resultat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ntroducció</text:p>
      <text:p text:style-name="P4"><text:span text:style-name="T2"/></text:p>
      <text:p text:style-name="P11"><text:span text:style-name="T2">L'objectiu d'aquesta practica es organitzar i mostrar les cançons dins de la biblioteca musical. Cada canço es represantada per un fitxer que la guarda amb el seu respectiu “</text:span><text:span text:style-name="T4">path</text:span><text:span text:style-name="T2">”</text:span><text:span text:style-name="T6">, i les dades propies d'una canço:</text:span></text:p>
      <text:p text:style-name="P11"><text:span text:style-name="T6"/></text:p>
      <text:p text:style-name="P9"><text:span text:style-name="T3"><text:tab/>· Nom de la cançó</text:span></text:p>
      <text:p text:style-name="P9"><text:span text:style-name="T3"><text:tab/>· Autor</text:span></text:p>
      <text:p text:style-name="P9"><text:span text:style-name="T3"><text:tab/>· Disc</text:span></text:p>
      <text:p text:style-name="P9"><text:span text:style-name="T3"><text:tab/>· Any d’edició</text:span></text:p>
      <text:p text:style-name="P9"><text:span text:style-name="T3"><text:tab/>· Número de cançó dins del disc</text:span></text:p>
      <text:p text:style-name="P9"><text:span text:style-name="T3"><text:tab/>· Discogràfica</text:span></text:p>
      <text:p text:style-name="P9"><text:span text:style-name="T3"><text:tab/>· Duració de la cançó</text:span></text:p>
      <text:p text:style-name="P9"><text:span text:style-name="T3"/></text:p>
      <text:p text:style-name="P9"><text:span text:style-name="T3">Aquesta biblioteca musical ha de ser una llista de fitxers de audio.</text:span></text:p>
      <text:p text:style-name="P9"><text:span text:style-name="T3"/></text:p>
      <text:p text:style-name="P9"><text:span text:style-name="T3">Juntament amb aquesta practica, s'ha de implementar un menu per a interactuar amb la biblioteca musical, que inclou les següents opcions:</text:span></text:p>
      <text:p text:style-name="P9"><text:span text:style-name="T3"/></text:p>
      <text:p text:style-name="P9"><text:span text:style-name="T3"><text:tab/>1. </text:span>Afegir fitxer:<text:span text:style-name="T3"> Demanarà les dades d’un fitxer i l’afegirà a la llista de fitxers.</text:span></text:p>
      <text:p text:style-name="P9"><text:span text:style-name="T3"><text:tab/>2. </text:span>Mostrar llista: <text:span text:style-name="T3">Mostra el contingut de la llista de fitxers, mostrant davant de</text:span></text:p>
      <text:p text:style-name="P9"><text:span text:style-name="T3"><text:tab/>cada fitxer, el nombre de la seva posició a la llista començant per 1.</text:span></text:p>
      <text:p text:style-name="P9"><text:span text:style-name="T3"><text:tab/>3.</text:span> Eliminar fitxer:<text:span text:style-name="T3"> Elimina el fitxer en “una posició determinada” de la llista.</text:span></text:p>
      <text:p text:style-name="P9"><text:span text:style-name="T3"><text:tab/>4. </text:span>Guardar llista:<text:span text:style-name="T3"> Guarda el contingut de la llista en un fitxer.</text:span></text:p>
      <text:p text:style-name="P9"><text:span text:style-name="T3"><text:tab/>5. </text:span>Recuperar llista:<text:span text:style-name="T3"> Carrega una llista prèviament guardada en un fitxer.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Anàlisi</text:p>
      <text:p text:style-name="P5"/>
      <text:p text:style-name="P6">Clases Implementades</text:p>
      <text:p text:style-name="P5"><text:span text:style-name="T2"/></text:p>
      <text:p text:style-name="P11"><text:span text:style-name="T2">Per a aquesta entrega, i per a poder implementar un menu que gestioni una llista de fitxers de audio, caldrà implementar una Clase FitxerAudio, que hereti els mètodes de File, per a poder definir tota la informació que demana una pista de audio.</text:span></text:p>
      <text:p text:style-name="P11"><text:span text:style-name="T2"/></text:p>
      <text:p text:style-name="P11"><text:span text:style-name="T2">També cal definir una Clase TaulaFitxers, que juntament amb els seus mètodes, ens servirà per a gestionar i modificar la taula de fitxers, es a dir, la nostra biblioteca musical.</text:span></text:p>
      <text:p text:style-name="P11"><text:span text:style-name="T2">Ja que la practica esta dividida en dos reproductor diferents (UB1A, UB1B), aquesta clase <text:s/>només la farem servir per a la opció A, ja que a la opció B la llista de fitxers s'implementarà amb ArrayList, que ja conté els seus mètodes per a modificar la biblioteca musical.</text:span></text:p>
      <text:p text:style-name="P11"><text:span text:style-name="T2"/></text:p>
      <text:p text:style-name="P11"><text:span text:style-name="T2">Posteriorment, s'haurà de implementar dos menus amb les cinc opcions de la interficie de usuari, un per a la opció A, que crida als mètodes de TaulaFitxers, i un per a la opció B, amb els mètodes propis de ArrayList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5"><text:soft-page-break/>Desenvolupament</text:p>
      <text:p text:style-name="P6"/>
      <text:p text:style-name="P6">Canvis entre A i B</text:p>
      <text:p text:style-name="P6"/>
      <text:p text:style-name="P10">Inicialment, el ReproductorUB1A ha sigut implementat com una llista de arxius del tipus FitxerAudio, donant a la taula una mida estandard de 100 posicions com a màxim. Ja que al ReproductorUB1B la taula es implementada com un ArrayList, ja de entrada no cal presuposar que la taula té una mida finita.</text:p>
      <text:p text:style-name="P10"/>
      <text:p text:style-name="P10">El menú de la opció A, tot implementat amb aquesta taula limitada, fa servir els mètodes implementats a la pròpia clase TaulaFitxers (tamany(), afegirFitxer(), eliminarFitxer(), netejaTaula()...), a diferència de la opció B, que ja que es implementada amb ArrayList, fà servir els mètodes d'aquesta (add(), remove()...).</text:p>
      <text:p text:style-name="P10"/>
      <text:p text:style-name="P10">Per a implementar les opcions 4 i 5 dels menus, s'han creat dos mètodes a la clase TaulaFitxers per a la opció A, i dos mètodes a la clase del menu per a la opció B (guardarLlista(), recuperarLlista()).</text:p>
      <text:p text:style-name="P10"/>
      <text:p text:style-name="P6">Exemples A i B</text:p>
      <text:p text:style-name="P6"/>
      <text:p text:style-name="P10">Tot seguint el format donat al lliurament de la pràctica, la llista de cançons s'ha de mostrar de la mateixa forma per a cada opcio. Ha de seguir el seguent format:</text:p>
      <text:p text:style-name="P10"/>
      <text:p text:style-name="P16">[1] | Titol: By the way | Autor: Red Hot Chili Peppers | Disc: By the way | Pista: 1 | Discogràfica: Sony | Duració: 3.37 | Any: 2002 | Fitxer: &lt;C:\canco1.mp3&gt; |</text:p>
      <text:p text:style-name="P16"/>
      <text:p text:style-name="P16">[2] | Titol: Universally Speaking | Autor: Red Hot Chili Peppers | Disc: By the way | Pista: 2 | Discogràfica: Sony | Duració: 4.19 | Any: 2002 | Fitxer: &lt;C:\canco2.mp3&gt; |</text:p>
      <text:p text:style-name="P16"/>
      <text:p text:style-name="P16"/>
      <text:p text:style-name="P16"/>
      <text:p text:style-name="P10"><text:soft-page-break/>A la part A, per a donar aquest format a la llista de fitxers, s'ha implementat un metode toString() ón es concatenen tots els elements de cada pista separats amb “|” i amb un comptador que els asigna la seva posicio a la biblioteca musical.</text:p>
      <text:p text:style-name="P10">A la part B, degut a que cada pista es un element sencer del ArrayList, s'ha implementat un element iterador que comproba si hi han elements en la taula i els va imprimint mentre quedin fitxers a la llista (hasNext(), next()...).</text:p>
      <text:p text:style-name="P10"/>
      <text:p text:style-name="P6">Problemes i Proves</text:p>
      <text:p text:style-name="P6"><text:span text:style-name="T1"/></text:p>
      <text:p text:style-name="P12"><text:span text:style-name="T1">Q: segons la implementació de la part B, si tenim dos fitxers d’àudio corresponents al mateix fitxer, quan cridem al mètode per eliminar un d’aquests fitxers eliminarà el altre també o no?</text:span></text:p>
      <text:p text:style-name="P12"><text:span text:style-name="T1"/></text:p>
      <text:p text:style-name="P13"><text:span text:style-name="T1">A: No, degut a que, gràcies al ArrayList, el que elimina es un objecte asociat a una posició de la llista, i no el “</text:span><text:span text:style-name="T5">path”</text:span><text:span text:style-name="T1"> al que apunta el fitxer.</text:span></text:p>
      <text:p text:style-name="P13"><text:span text:style-name="T1"/></text:p>
      <text:p text:style-name="P13"><text:span text:style-name="T1">El principal problema ha sigut la implementació de les opcions 4 i 5 del menu per la part A i la posterior adaptació per a la part B.</text:span></text:p>
      <text:p text:style-name="P13"><text:span text:style-name="T1">Els metodes implementats (guardarLlista() i recuperarLlista()), a la part A, fan ús dels ObjectOutputStreams per a guardar la llista sencera codificada i despres poderla recuperar amb un ObjectInputStream, que estan referint-se a un objecte del tipus TaulaFitxers, cosa que el fa incompatible amb el ArrayList&lt;FitxerAudio&gt;. D'aquesta forma, també s'han hagut de implementar dos mètodes més (guardarLlista() i recuperarLlista()), que es refereixin a un altre fitxer “.dat” (sent el primer “listaReproUB1A.dat” i el segón “listaReproUB1B.dat”).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8"><text:soft-page-break/>Resultats</text:p>
      <text:p text:style-name="P8"><text:span text:style-name="T2"/></text:p>
      <text:p text:style-name="P14"><text:span text:style-name="T2">Ja que les tres primeres opcions del menú són fàcilment testejables (Afegir Fitxer, Mostrar Llista i Eliminar Fitxer), s'ha comprovat si el mètode toString() seguia el format adecuat demanat al lliurament, i si els mètodes afegiFitxer() i eliminarFitxer() afegia fitxers i eliminava fitxers de la llista sense deixar forats buits enmig i afegia fitxers al final de la llista.</text:span></text:p>
      <text:p text:style-name="P14"><text:span text:style-name="T2"/></text:p>
      <text:p text:style-name="P14"><text:span text:style-name="T2">Posteriorment, i amb les opcions 4 i 5 implementades, s'ha comprovat que importar i exportar fitxers “</text:span><text:span text:style-name="T4">.dat</text:span><text:span text:style-name="T2">” (en el root del projecte de NetBeans) no donava problemes i el objecte es recuperava correctament, mostrant la taula amb el seu correcte format.</text:span></text:p>
      <text:p text:style-name="P14"><text:span text:style-name="T2">Això és possible degut a que el ObjectsStreams codifiquen en bytes els objectes amb tots els seus paràmetres, fent que sigui de fàcil utilització i portabilitat.</text:span></text:p>
      <text:p text:style-name="P14"><text:span text:style-name="T2"/></text:p>
      <text:p text:style-name="P14"><text:span text:style-name="T2">Finalment, comparant i trobant errors a les diferents parts del A i B, s'ha comprovat que els seus fitxers “</text:span><text:span text:style-name="T4">.dat</text:span><text:span text:style-name="T2">” no son compatibles entre sí, ja que es refereixen a objectes de diferents tipus (un a TaulaFitxers i altre a ArrayList&lt;FitxerAudio&gt;). De forma que ens ha forçat a implementar un parell de funcions de importació i exportació de la llista diferents per a cada part. També s'ha pogut veure si al recuperar una llista des de un arxiu, la taula recuperada era modificable al programa i si es podia exportar novament.</text:span></text:p>
      <text:p text:style-name="P14"><text:span text:style-name="T2"/></text:p>
      <text:p text:style-name="P14"><text:span text:style-name="T2">En resum, la opció A és un programa en el que s'ha hagut de implementar més mètodes i clases per al seu correcte funcionament, mentre que a la opció B, amb el menú i la majoria de mètodes per a modificar la taula implementats, necesita de crear menys mètodes i clases, ja que aprofita tot el codi implementat a la clase ArrayList de la API de 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tor Prieto</meta:initial-creator>
    <meta:creation-date>2014-03-10T18:49:08</meta:creation-date>
    <dc:date>2014-03-10T20:20:33</dc:date>
    <dc:creator>Astor Prieto</dc:creator>
    <meta:editing-duration>PT1H16M14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7" meta:paragraph-count="58" meta:word-count="1159" meta:character-count="6727" meta:non-whitespace-character-count="5588"/>
  </office:meta>
</office:document-meta>
</file>